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Memory management</text:h>
      <text:p text:style-name="P1">(Kursusgang 6 og 7)</text:p>
      <text:p text:style-name="P1"><text:s/>Paging og sidetabeller, sideerstatning (hvad og hvornår),</text:p>
      <text:p text:style-name="P1">sideerstatningsalgoritmer (OPT, LRU, FIFO, Clock) samt</text:p>
      <text:p text:style-name="P1">fordele og ulemper, fast-ramme allokering, dynamisk</text:p>
      <text:p text:style-name="P1">ramme-allokering, working-s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M18S</meta:editing-duration>
    <meta:editing-cycles>6</meta:editing-cycles>
    <meta:generator>OpenOffice.org/3.3$Win32 OpenOffice.org_project/330m20$Build-9567</meta:generator>
    <dc:date>2011-05-31T15:16:42.95</dc:date>
    <dc:creator>Simon Frandsen</dc:creator>
    <meta:document-statistic meta:table-count="0" meta:image-count="0" meta:object-count="0" meta:page-count="1" meta:paragraph-count="6" meta:word-count="27" meta:character-count="228"/>
    <meta:user-defined meta:name="Info 1"/>
    <meta:user-defined meta:name="Info 2"/>
    <meta:user-defined meta:name="Info 3"/>
    <meta:user-defined meta:name="Info 4"/>
  </office:meta>
</office:document-meta>
</file>